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officeooo:paragraph-rsid="00142e9e"/>
    </style:style>
    <style:style style:name="P2" style:family="paragraph" style:parent-style-name="Standard">
      <style:paragraph-properties fo:text-align="start" style:justify-single-word="false"/>
      <style:text-properties officeooo:rsid="00142e9e" officeooo:paragraph-rsid="00142e9e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4pt" fo:font-weight="bold" officeooo:rsid="00142e9e" officeooo:paragraph-rsid="00142e9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2e9e" officeooo:paragraph-rsid="00142e9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8a56" officeooo:paragraph-rsid="00158a5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8a56" officeooo:paragraph-rsid="001704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2e9e" officeooo:paragraph-rsid="00142e9e"/>
    </style:style>
    <style:style style:name="T1" style:family="text">
      <style:text-properties fo:font-size="14pt" fo:font-weight="bold" officeooo:rsid="00142e9e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04b0" style:font-weight-asian="normal" style:font-weight-complex="normal"/>
    </style:style>
    <style:style style:name="T6" style:family="text">
      <style:text-properties officeooo:rsid="00158a56"/>
    </style:style>
    <style:style style:name="T7" style:family="text">
      <style:text-properties fo:font-style="italic" fo:font-weight="normal" officeooo:rsid="00158a56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31992864784335217" text:style-name="L3">
        <text:list-item>
          <text:p text:style-name="P1"><text:span text:style-name="T1">Prós</text:span></text:p>
        </text:list-item>
      </text:list>
      <text:p text:style-name="P2"><text:span text:style-name="T2"/></text:p>
      <text:p text:style-name="P2"><text:span text:style-name="T3"><text:s text:c="3"/></text:span><text:span text:style-name="T2">1. Uso de Ferramentas</text:span></text:p>
      <text:p text:style-name="P2"><text:tab/>1.1 – Tivemos uma boa integração com as ferramentas de gerenciamento do projeto com o waffle, github e slack.</text:p>
      <text:p text:style-name="P2"/>
      <text:p text:style-name="P2"><text:s text:c="4"/><text:span text:style-name="T2">2. Teamwork</text:span></text:p>
      <text:p text:style-name="P2"><text:tab/>2.1 – Quando pegamos uma tarefa/problema para resolver, o problema é resolvido.</text:p>
      <text:p text:style-name="P2"><text:tab/>2.2 – Boa integração da equipe.</text:p>
      <text:p text:style-name="P2"/>
      <text:p text:style-name="P2"><text:s text:c="4"/><text:span text:style-name="T2">3. Aprendizagem</text:span></text:p>
      <text:p text:style-name="P2"><text:tab/>3.1 A curva de aprendizagem aumentou depois da primeira sprint</text:p>
      <text:p text:style-name="P2"/>
      <text:p text:style-name="P2"><text:s text:c="4"/><text:span text:style-name="T2">4. Comunicação</text:span></text:p>
      <text:p text:style-name="P2"><text:tab/>4.1 Boa integração/comunicação com a equipe</text:p>
      <text:p text:style-name="P2"><text:tab/>4.2 Boa comunicação com as demais equipes (troca de informações)</text:p>
      <text:p text:style-name="P2"/>
      <text:p text:style-name="P2">5. Motivação :P</text:p>
      <text:p text:style-name="P2">5.1 Equipe bem empenhada</text:p>
      <text:p text:style-name="P2">5.2 Equipe está mais motivada para a segunda sprint</text:p>
      <text:p text:style-name="P2"/>
      <text:p text:style-name="P2"/>
      <text:list xml:id="list5420834972214608395" text:style-name="L4">
        <text:list-item>
          <text:p text:style-name="P3">Contras</text:p>
        </text:list-item>
      </text:list>
      <text:p text:style-name="P2"/>
      <text:p text:style-name="P2"><text:s text:c="4"/><text:span text:style-name="T2">1. Projeto</text:span></text:p>
      <text:p text:style-name="P2"/>
      <text:p text:style-name="P2"><text:tab/>1.1 Tivemos que reestruturar o banco de dados duas ou três vezes e isso retardou o processo de desenvolvimento.</text:p>
      <text:p text:style-name="P4"><text:tab/>Solução: <text:span text:style-name="T4">Planejar com mais calma com todos os membros da equipe e tentar descrever todos os mínimos detalhes.</text:span></text:p>
      <text:p text:style-name="P4"><text:span text:style-name="T4"/></text:p>
      <text:p text:style-name="P2"><text:tab/>1.2 Falta melhorar os avisos de campos obrigatórios ou campos com informação errada.</text:p>
      <text:p text:style-name="P4"><text:tab/>Solução: <text:span text:style-name="T7">se preocupar mais com tais detalhes.</text:span></text:p>
      <text:p text:style-name="P4"><text:span text:style-name="T7"/></text:p>
      <text:p text:style-name="P2"><text:tab/>1.3 – Fomos mais produtivos no final da sprint após superarmos algumas “barreiras”.</text:p>
      <text:p text:style-name="P5"><text:tab/>Solução:<text:span text:style-name="T4"> maior dedicação com o projeto.</text:span></text:p>
      <text:p text:style-name="P5"><text:span text:style-name="T4"/></text:p>
      <text:p text:style-name="P2"><text:tab/>1.4 – Grande parte do projeto foi feita em sala de aula pouco em casa.</text:p>
      <text:p text:style-name="P5"><text:tab/>Solução:<text:span text:style-name="T4"> dedicar mais tempo para o projeto em casa.</text:span></text:p>
      <text:p text:style-name="P5"><text:span text:style-name="T4"/></text:p>
      <text:p text:style-name="P2"><text:tab/>1.5 – Issues não andaram conforme o projeto.</text:p>
      <text:p text:style-name="P5"><text:tab/>Solução:<text:span text:style-name="T4"> obter melhor proveito do waffle.</text:span></text:p>
      <text:p text:style-name="P2"/>
      <text:p text:style-name="P2"><text:s text:c="4"/><text:span text:style-name="T2">2. Programação</text:span></text:p>
      <text:p text:style-name="P2"/>
      <text:p text:style-name="P2"><text:tab/>2.1 – Tivemos dificuldade em compreender o codigo HTML</text:p>
      <text:p text:style-name="P5"><text:tab/>Solução: <text:span text:style-name="T4">Estudar mais a fundo HTML;</text:span></text:p>
      <text:p text:style-name="P5"><text:span text:style-name="T4"/></text:p>
      <text:p text:style-name="P2"><text:tab/>2.2 – Falta de dominio com a linguagem ruby on rails.</text:p>
      <text:p text:style-name="P5"><text:tab/>Solução:<text:span text:style-name="T4"> Estudar mais a fundo a linguagem.</text:span></text:p>
      <text:p text:style-name="P5"><text:span text:style-name="T4"/></text:p>
      <text:p text:style-name="P5"><text:span text:style-name="T4"/></text:p>
      <text:p text:style-name="P2"><text:soft-page-break/><text:tab/>2.3 – Falta de explicação sobre linhas de codigo.</text:p>
      <text:p text:style-name="P5"><text:tab/>Solução:<text:span text:style-name="T4"> comentar mais o código ou explicar como funciona nas reuniões.</text:span></text:p>
      <text:p text:style-name="P5"><text:span text:style-name="T4"/></text:p>
      <text:p text:style-name="P2"><text:tab/>2.4 – Ficamos dependentes do Elivelton para customizar views e na programção de HTML em geral.</text:p>
      <text:p text:style-name="P5"><text:tab/>Solução:<text:span text:style-name="T4"> Estudar mais a fundo HTML.</text:span></text:p>
      <text:p text:style-name="P5"><text:span text:style-name="T4"/></text:p>
      <text:p text:style-name="P2"/>
      <text:p text:style-name="P2"><text:s text:c="4"/><text:span text:style-name="T2">3. Organização</text:span></text:p>
      <text:p text:style-name="P2"/>
      <text:p text:style-name="P2"><text:tab/>3.1 Má organização do tempo. <text:span text:style-name="T6">(entrega)</text:span></text:p>
      <text:p text:style-name="P5"><text:tab/>Solução:<text:span text:style-name="T4"> Distribuir melhor o tempo pro projeto.</text:span></text:p>
      <text:p text:style-name="P5"><text:span text:style-name="T4"/></text:p>
      <text:p text:style-name="P2"><text:tab/>3.2 Má divisão de tarefas.</text:p>
      <text:p text:style-name="P5"><text:tab/>Solução:<text:span text:style-name="T4"> Usar mais o waffle.</text:span></text:p>
      <text:p text:style-name="P5"><text:span text:style-name="T4"/></text:p>
      <text:p text:style-name="P2"><text:tab/>3.3 Falta de reunião para implementação do projeto</text:p>
      <text:p text:style-name="P5"><text:tab/>Solução:<text:span text:style-name="T4"> </text:span><text:span text:style-name="T5">Agendar mais reuniões.</text:span></text:p>
      <text:p text:style-name="P5"><text:span text:style-name="T4"/></text:p>
      <text:p text:style-name="P2"/>
      <text:p text:style-name="P2"><text:s text:c="4"/><text:span text:style-name="T2">4. Ferramentas</text:span></text:p>
      <text:p text:style-name="P2"/>
      <text:p text:style-name="P2"><text:tab/>4.1 – Falta do uso do waffle.</text:p>
      <text:p text:style-name="P6"><text:tab/>Solução:<text:span text:style-name="T4"> </text:span><text:span text:style-name="T5">Se acostumar mais com o uso da ferramenta.</text:span></text:p>
      <text:p text:style-name="P2"/>
      <text:p text:style-name="P2"><text:s text:c="4"/><text:span text:style-name="T2">5. Estudo</text:span></text:p>
      <text:p text:style-name="P2"/>
      <text:p text:style-name="P2"><text:tab/>5.1 – Faltou estudar mais a fundo a documentação do ruby on rails.</text:p>
      <text:p text:style-name="P6"><text:tab/>Solução:<text:span text:style-name="T4"> </text:span><text:span text:style-name="T5">Durante a fase de ambientação procurar entender mais sobre a linguagem.</text:span></text:p>
      <text:p text:style-name="P2"/>
      <text:p text:style-name="P2"><text:s text:c="4"/><text:span text:style-name="T2">6. Comunicação</text:span></text:p>
      <text:p text:style-name="P2"/>
      <text:p text:style-name="P2"><text:tab/>6.1 – Falta de comunicação com o cliente.</text:p>
      <text:p text:style-name="P6"><text:tab/>Solução:<text:span text:style-name="T4"> </text:span><text:span text:style-name="T5">Visitar mais frequentemente o product owner.</text:span></text:p>
      <text:p text:style-name="P6"><text:span text:style-name="T4"/></text:p>
      <text:p text:style-name="P2"><text:tab/>6.2 Dificuldade em conversar/entender com o product owner.</text:p>
      <text:p text:style-name="P6"><text:tab/>Solução:<text:span text:style-name="T4"> </text:span><text:span text:style-name="T5">Visitar mais frequentemente o product owner.</text:span></text:p>
      <text:p text:style-name="P6"><text:span text:style-name="T4"/></text:p>
      <text:p text:style-name="P2"/>
      <text:p text:style-name="P7"><text:span text:style-name="T3"><text:s text:c="4"/></text:span>7. Outros</text:p>
      <text:p text:style-name="P2"/>
      <text:p text:style-name="P2"><text:tab/>7.1 – Desistencia de um membro acarretou em uma sobrecarga para os demais. (saiu sem avisar!)</text:p>
      <text:p text:style-name="P6"><text:tab/>Solução:<text:span text:style-name="T4"> </text:span><text:span text:style-name="T5">Não tem solução :(.</text:span></text:p>
      <text:p text:style-name="P6"><text:span text:style-name="T4"/></text:p>
      <text:p text:style-name="P2"><text:tab/>7.2 – A distancia e saída de um membro prejudicou a equipe num modo geral.</text:p>
      <text:p text:style-name="P6"><text:tab/>Solução:<text:span text:style-name="T4"> </text:span><text:span text:style-name="T5">Não tem solução :(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2:18:39.951784373</meta:creation-date>
    <dc:date>2017-05-08T22:50:40.180020070</dc:date>
    <meta:editing-duration>PT6M34S</meta:editing-duration>
    <meta:editing-cycles>1</meta:editing-cycles>
    <meta:document-statistic meta:table-count="0" meta:image-count="0" meta:object-count="0" meta:page-count="2" meta:paragraph-count="58" meta:word-count="428" meta:character-count="2705" meta:non-whitespace-character-count="2237"/>
    <meta:generator>LibreOffice/5.1.5.2$Linux_X86_64 LibreOffice_project/10m0$Build-2</meta:generator>
  </office:meta>
</office:document-meta>
</file>